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Ubuntu1" svg:font-family="Ubuntu" style:font-adornments="Обычный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Красный">
      <style:graphic-properties fo:min-height="9.25cm" fo:min-width="10.9cm"/>
    </style:style>
    <style:style style:name="gr2" style:family="graphic" style:parent-style-name="Красный">
      <style:graphic-properties fo:min-height="10.35cm" fo:min-width="10.2cm"/>
    </style:style>
    <style:style style:name="gr3" style:family="graphic" style:parent-style-name="Красный">
      <style:graphic-properties fo:min-height="5.05cm" fo:min-width="12.6cm"/>
    </style:style>
    <style:style style:name="gr4" style:family="graphic" style:parent-style-name="standard">
      <style:graphic-properties draw:stroke="none" svg:stroke-color="#000000" draw:fill="none" draw:fill-color="#ffffff" fo:min-height="2.613cm"/>
    </style:style>
    <style:style style:name="gr5" style:family="graphic" style:parent-style-name="standard">
      <style:graphic-properties draw:textarea-horizontal-align="justify" draw:textarea-vertical-align="middle" draw:auto-grow-height="false" fo:min-height="1.65cm" fo:min-width="13.4cm"/>
    </style:style>
    <style:style style:name="gr6" style:family="graphic" style:parent-style-name="Красный">
      <style:graphic-properties fo:min-height="6.15cm" fo:min-width="10.9cm"/>
    </style:style>
    <style:style style:name="gr7" style:family="graphic" style:parent-style-name="standard">
      <style:graphic-properties draw:textarea-horizontal-align="justify" draw:textarea-vertical-align="middle" draw:auto-grow-height="false" fo:min-height="4.15cm" fo:min-width="5.2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Красный">
      <style:graphic-properties fo:min-height="4.15cm" fo:min-width="6.2cm"/>
    </style:style>
    <style:style style:name="gr10" style:family="graphic" style:parent-style-name="standard">
      <style:graphic-properties draw:textarea-horizontal-align="justify" draw:textarea-vertical-align="middle" draw:auto-grow-height="false" fo:min-height="2.55cm" fo:min-width="4.6cm"/>
    </style:style>
    <style:style style:name="gr11" style:family="graphic" style:parent-style-name="standard">
      <style:graphic-properties draw:textarea-horizontal-align="justify" draw:textarea-vertical-align="middle" draw:auto-grow-height="false" fo:min-height="2.95cm" fo:min-width="4.6cm"/>
    </style:style>
    <style:style style:name="gr12" style:family="graphic" style:parent-style-name="standard">
      <style:graphic-properties draw:textarea-horizontal-align="justify" draw:textarea-vertical-align="middle" draw:auto-grow-height="false" fo:min-height="2.45cm" fo:min-width="4.6cm"/>
    </style:style>
    <style:style style:name="gr13" style:family="graphic" style:parent-style-name="standard">
      <style:graphic-properties draw:textarea-horizontal-align="justify" draw:textarea-vertical-align="middle" draw:auto-grow-height="false" fo:min-height="3.75cm" fo:min-width="4.8cm"/>
    </style:style>
    <style:style style:name="gr14" style:family="graphic" style:parent-style-name="standard">
      <style:graphic-properties draw:textarea-horizontal-align="justify" draw:textarea-vertical-align="middle" draw:auto-grow-height="false" fo:min-height="3.45cm" fo:min-width="5.5cm"/>
    </style:style>
    <style:style style:name="gr15" style:family="graphic" style:parent-style-name="standard">
      <style:graphic-properties draw:textarea-horizontal-align="justify" draw:textarea-vertical-align="middle" draw:auto-grow-height="false" fo:min-height="3.55cm" fo:min-width="4.7cm"/>
    </style:style>
    <style:style style:name="gr16" style:family="graphic" style:parent-style-name="Красный">
      <style:graphic-properties fo:min-height="9.95cm" fo:min-width="18.1cm"/>
    </style:style>
    <style:style style:name="gr17" style:family="graphic" style:parent-style-name="standard">
      <style:graphic-properties draw:textarea-horizontal-align="justify" draw:textarea-vertical-align="middle" draw:auto-grow-height="false" fo:min-height="2.25cm" fo:min-width="4.2cm"/>
    </style:style>
    <style:style style:name="gr18" style:family="graphic" style:parent-style-name="standard">
      <style:graphic-properties draw:textarea-horizontal-align="justify" draw:textarea-vertical-align="middle" draw:auto-grow-height="false" fo:min-height="2.85cm" fo:min-width="4.5cm"/>
    </style:style>
    <style:style style:name="gr19" style:family="graphic" style:parent-style-name="standard">
      <style:graphic-properties draw:textarea-horizontal-align="justify" draw:textarea-vertical-align="middle" draw:auto-grow-height="false" fo:min-height="1.55cm" fo:min-width="2.9cm"/>
    </style:style>
    <style:style style:name="gr20" style:family="graphic" style:parent-style-name="standard">
      <style:graphic-properties draw:textarea-horizontal-align="justify" draw:textarea-vertical-align="middle" draw:auto-grow-height="false" fo:min-height="1.75cm" fo:min-width="2.6cm"/>
    </style:style>
    <style:style style:name="gr21" style:family="graphic" style:parent-style-name="standard">
      <style:graphic-properties draw:textarea-horizontal-align="justify" draw:textarea-vertical-align="middle" draw:auto-grow-height="false" fo:min-height="1.35cm" fo:min-width="2.8cm"/>
    </style:style>
    <style:style style:name="gr22" style:family="graphic" style:parent-style-name="standard">
      <style:graphic-properties draw:textarea-horizontal-align="justify" draw:textarea-vertical-align="middle" draw:auto-grow-height="false" fo:min-height="2.95cm" fo:min-width="5.2cm"/>
    </style:style>
    <style:style style:name="gr23" style:family="graphic" style:parent-style-name="standard">
      <style:graphic-properties draw:textarea-horizontal-align="justify" draw:textarea-vertical-align="middle" draw:auto-grow-height="false" fo:min-height="3.65cm" fo:min-width="5.8cm"/>
    </style:style>
    <style:style style:name="gr24" style:family="graphic" style:parent-style-name="standard">
      <style:graphic-properties draw:textarea-vertical-align="middle"/>
    </style:style>
    <style:style style:name="gr25" style:family="graphic" style:parent-style-name="standard">
      <style:graphic-properties draw:textarea-horizontal-align="justify" draw:textarea-vertical-align="middle" draw:auto-grow-height="false" fo:min-height="2.15cm" fo:min-width="4.6cm"/>
    </style:style>
    <style:style style:name="gr26" style:family="graphic" style:parent-style-name="standard">
      <style:graphic-properties draw:textarea-horizontal-align="justify" draw:textarea-vertical-align="middle" draw:auto-grow-height="false" fo:min-height="3.45cm" fo:min-width="2.3cm"/>
    </style:style>
    <style:style style:name="gr27" style:family="graphic" style:parent-style-name="standard">
      <style:graphic-properties draw:textarea-horizontal-align="justify" draw:textarea-vertical-align="middle" draw:auto-grow-height="false" fo:min-height="2.45cm" fo:min-width="4.8cm"/>
    </style:style>
    <style:style style:name="gr28" style:family="graphic" style:parent-style-name="standard">
      <style:graphic-properties draw:textarea-horizontal-align="justify" draw:textarea-vertical-align="middle" draw:auto-grow-height="false" fo:min-height="1.15cm" fo:min-width="23.5cm"/>
    </style:style>
    <style:style style:name="P1" style:family="paragraph">
      <style:text-properties fo:font-size="11pt"/>
    </style:style>
    <style:style style:name="P2" style:family="paragraph">
      <style:paragraph-properties fo:text-align="center"/>
      <style:text-properties fo:font-size="66pt"/>
    </style:style>
    <style:style style:name="P3" style:family="paragraph">
      <loext:graphic-properties draw:fill="none" draw:fill-color="#ffffff"/>
      <style:paragraph-properties fo:text-align="center"/>
      <style:text-properties fo:color="#801900" style:font-name="Ubuntu" fo:font-size="66pt" fo:text-shadow="1pt 1pt" fo:font-weight="bold" style:font-size-asian="66pt" style:font-weight-asian="bold" style:font-size-complex="66pt" style:font-weight-complex="bold"/>
    </style:style>
    <style:style style:name="P4" style:family="paragraph">
      <style:paragraph-properties fo:text-align="center"/>
      <style:text-properties fo:font-size="11pt" fo:hyphenate="true"/>
    </style:style>
    <style:style style:name="P5" style:family="paragraph">
      <style:paragraph-properties fo:text-align="center"/>
      <style:text-properties style:font-name="Ubuntu" fo:font-size="11pt" fo:font-weight="bold" style:font-size-asian="11pt" style:font-weight-asian="bold" style:font-size-complex="11pt" style:font-weight-complex="bold" fo:hyphenate="true"/>
    </style:style>
    <style:style style:name="P6" style:family="paragraph">
      <style:paragraph-properties fo:text-align="center"/>
      <style:text-properties fo:font-size="11pt"/>
    </style:style>
    <style:style style:name="P7" style:family="paragraph">
      <style:paragraph-properties fo:text-align="center"/>
      <style:text-properties fo:font-size="11pt" fo:font-weight="bold" style:font-weight-asian="bold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  <style:text-properties fo:font-size="11pt" fo:font-weight="bold" style:font-weight-asian="bold" style:font-weight-complex="bold" fo:hyphenate="true"/>
    </style:style>
    <style:style style:name="P10" style:family="paragraph">
      <style:paragraph-properties fo:text-align="center"/>
    </style:style>
    <style:style style:name="T1" style:family="text">
      <style:text-properties style:font-name="Ubuntu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color="#801900" style:font-name="Ubuntu" fo:font-size="66pt" fo:text-shadow="1pt 1pt" fo:font-weight="bold" style:font-size-asian="66pt" style:font-weight-asian="bold" style:font-size-complex="66pt" style:font-weight-complex="bold"/>
    </style:style>
    <style:style style:name="T3" style:family="text">
      <style:text-properties style:font-name="Ubuntu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measurelines" svg:width="11.4cm" svg:height="9.5cm" svg:x="35.2cm" svg:y="25.8cm">
          <text:p text:style-name="P1"><text:span text:style-name="T1">Сборка условий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measurelines" svg:width="10.7cm" svg:height="10.6cm" svg:x="23.6cm" svg:y="25.6cm">
          <text:p text:style-name="P1"><text:span text:style-name="T1">Генерация тестов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.1cm" svg:height="5.3cm" svg:x="53.3cm" svg:y="37.7cm">
          <text:p text:style-name="P1"><text:span text:style-name="T1">Компиляция и запуск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84.1cm" svg:height="2.863cm" svg:x="0cm" svg:y="1cm">
          <draw:text-box>
            <text:p text:style-name="P2"><text:span text:style-name="T2">Архитектура системы taker</text:span></text:p>
          </draw:text-box>
        </draw:frame>
        <draw:custom-shape draw:style-name="gr5" draw:text-style-name="P5" draw:layer="layout" svg:width="13.9cm" svg:height="1.9cm" svg:x="41.1cm" svg:y="52.4cm">
          <text:p text:style-name="P4"><text:span text:style-name="T1">Библиотека функций и </text:span><text:span text:style-name="T1">классов общего назна</text:span><text:span text:style-name="T1"/><text:span text:style-name="T1">чения</text:span></text:p>
          <text:p text:style-name="P4"><text:span text:style-name="T3">Здесь должны быть </text:span><text:span text:style-name="T3">функции общего назна</text:span><text:span text:style-name="T3"/><text:span text:style-name="T3">чения, которые необхо</text:span><text:span text:style-name="T3"/><text:span text:style-name="T3">димы в программе. </text:span><text:span text:style-name="T3">Многие другие подси</text:span><text:span text:style-name="T3"/><text:span text:style-name="T3">стемы зависят от нее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measurelines" svg:width="11.4cm" svg:height="6.4cm" svg:x="50.3cm" svg:y="45.4cm">
          <text:p text:style-name="P1"><text:span text:style-name="T1">Привязки к </text:span><text:span text:style-name="T1">другим </text:span><text:span text:style-name="T1">библиотекам, </text:span><text:span text:style-name="T1">низкоуровнев</text:span><text:span text:style-name="T1">невым </text:span><text:span text:style-name="T1">функциям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1" draw:id="id1" draw:layer="layout" svg:width="5.7cm" svg:height="4.4cm" svg:x="52.9cm" svg:y="46cm">
          <text:p text:style-name="P6"><text:span text:style-name="T4">Подсистема запуска </text:span><text:span text:style-name="T4">программ с заданными </text:span><text:span text:style-name="T4">ограничениями </text:span><text:span text:style-name="T4">(время, память)</text:span></text:p>
          <text:p text:style-name="P4"><text:span text:style-name="T5">На начальном этапе бу</text:span><text:span text:style-name="T5"/><text:span text:style-name="T5">дет использоваться </text:span><text:span text:style-name="T5">готовая библиотека для </text:span><text:span text:style-name="T5">этих целей, потом </text:span><text:span text:style-name="T5">возможно написание </text:span><text:span text:style-name="T5">своей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svg:x1="55.75cm" svg:y1="46cm" svg:x2="56.45cm" svg:y2="42.1cm" draw:start-shape="id1" draw:start-glue-point="0" draw:end-shape="id2" draw:end-glue-point="2" svg:d="M55750 46000v-1950h700v-1950" svg:viewBox="0 0 701 3901">
          <text:p/>
        </draw:connector>
        <draw:connector draw:style-name="gr8" draw:text-style-name="P8" draw:layer="measurelines" svg:x1="55.75cm" svg:y1="46cm" svg:x2="62.75cm" svg:y2="42.1cm" draw:start-shape="id1" draw:start-glue-point="0" draw:end-shape="id3" draw:end-glue-point="2" svg:d="M55750 46000v-1950h7000v-1950" svg:viewBox="0 0 7001 3901">
          <text:p/>
        </draw:connector>
        <draw:custom-shape draw:style-name="gr9" draw:text-style-name="P1" draw:layer="measurelines" svg:width="6.7cm" svg:height="4.4cm" svg:x="44.6cm" svg:y="-6.1cm">
          <text:p text:style-name="P1"><text:span text:style-name="T1">Пустой контейнер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measurelines" svg:width="5.1cm" svg:height="2.8cm" svg:x="45.5cm" svg:y="-5.7cm">
          <text:p text:style-name="P4"><text:span text:style-name="T1">Совсем пустой тек</text:span><text:span text:style-name="T1"/><text:span text:style-name="T1">стовый блок</text:span></text:p>
          <text:p text:style-name="P4"><text:span text:style-name="T3">Его можно копировать, </text:span><text:span text:style-name="T3">вставлять и делать но</text:span><text:span text:style-name="T3"/><text:span text:style-name="T3">вые блоки архитектуры </text:span><text:span text:style-name="T3">программы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4" draw:id="id4" draw:layer="measurelines" svg:width="5.1cm" svg:height="3.2cm" svg:x="36.9cm" svg:y="31.3cm">
          <text:p text:style-name="P4"><text:span text:style-name="T1">Препроцессор LaTeX</text:span></text:p>
          <text:p text:style-name="P4"><text:span text:style-name="T3">Служит для вставки ограниче</text:span><text:span text:style-name="T3"/><text:span text:style-name="T3">ний из файлов конфигурации в </text:span><text:span text:style-name="T3">тексты условий.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5" draw:id="id5" draw:layer="measurelines" svg:width="5.1cm" svg:height="3.2cm" svg:x="40.8cm" svg:y="26.7cm">
          <text:p text:style-name="P4"><text:span text:style-name="T1">Сборщи</text:span><text:span text:style-name="T1">к LaTeX</text:span></text:p>
          <text:p text:style-name="P4"><text:span text:style-name="T3">Собира</text:span><text:span text:style-name="T3"/><text:span text:style-name="T3">ет tex-</text:span><text:span text:style-name="T3">файлы </text:span><text:span text:style-name="T3">воедино</text:span><text:span text:style-name="T3">, добав</text:span><text:span text:style-name="T3"/><text:span text:style-name="T3">ляет к </text:span><text:span text:style-name="T3">ним </text:span><text:span text:style-name="T3">TL/ML, </text:span><text:span text:style-name="T3">сэмплы </text:span><text:span text:style-name="T3">и соби</text:span><text:span text:style-name="T3"/><text:span text:style-name="T3">рает </text:span><text:span text:style-name="T3">все в </text:span><text:span text:style-name="T3">PDF.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measurelines" svg:x1="39.45cm" svg:y1="31.3cm" svg:x2="43.35cm" svg:y2="29.9cm" draw:start-shape="id4" draw:start-glue-point="0" draw:end-shape="id5" draw:end-glue-point="2" svg:d="M39450 31300v-700h3900v-700" svg:viewBox="0 0 3901 1401">
          <text:p/>
        </draw:connector>
        <draw:custom-shape draw:style-name="gr12" draw:text-style-name="P5" xml:id="id8" draw:id="id8" draw:layer="measurelines" svg:width="5.1cm" svg:height="2.7cm" svg:x="27.7cm" svg:y="36.6cm">
          <text:p text:style-name="P4"><text:span text:style-name="T1">Генератор makefile</text:span></text:p>
          <text:p text:style-name="P4"><text:span text:style-name="T3">Генерирует makefile, </text:span><text:span text:style-name="T3">необходимые для сборки </text:span><text:span text:style-name="T3">задач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measurelines" svg:width="5.3cm" svg:height="4cm" svg:x="49.4cm" svg:y="15cm">
          <text:p text:style-name="P4"><text:span text:style-name="T1">Проверка целостности</text:span></text:p>
          <text:p text:style-name="P4"><text:span text:style-name="T3">Проверяет целостность </text:span><text:span text:style-name="T3">задачи, наличие нужных </text:span><text:span text:style-name="T3">файлов и их валидность. </text:span><text:span text:style-name="T3">Может вызывать от</text:span><text:span text:style-name="T3"/><text:span text:style-name="T3">дельные классы/методы </text:span><text:span text:style-name="T3">других подсистем для </text:span><text:span text:style-name="T3">этой проверки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xml:id="id7" draw:id="id7" draw:layer="measurelines" svg:width="6cm" svg:height="3.7cm" svg:x="27.9cm" svg:y="25.8cm">
          <text:p text:style-name="P4"><text:span text:style-name="T1">Запуск скрипта </text:span><text:span text:style-name="T1">для генерации </text:span><text:span text:style-name="T1">тестов</text:span></text:p>
          <text:p text:style-name="P4"><text:span text:style-name="T3">Запускает </text:span><text:span text:style-name="T3">script.py, чтобы </text:span><text:span text:style-name="T3">определить, ка</text:span><text:span text:style-name="T3"/><text:span text:style-name="T3">кие тесты необ</text:span><text:span text:style-name="T3"/><text:span text:style-name="T3">ходимо генериро</text:span><text:span text:style-name="T3"/><text:span text:style-name="T3">вать. На выходе </text:span><text:span text:style-name="T3">генерирует </text:span><text:span text:style-name="T3">makefile для со</text:span><text:span text:style-name="T3"/><text:span text:style-name="T3">здания тестов.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6" draw:id="id6" draw:layer="measurelines" svg:width="5.2cm" svg:height="3.8cm" svg:x="24.3cm" svg:y="31.6cm">
          <text:p text:style-name="P4"><text:span text:style-name="T1">Ядро генератора теста</text:span></text:p>
          <text:p text:style-name="P4"><text:span text:style-name="T3">Занимается непосред</text:span><text:span text:style-name="T3"/><text:span text:style-name="T3">ственно созданием те</text:span><text:span text:style-name="T3"/><text:span text:style-name="T3">стов (запуская генера</text:span><text:span text:style-name="T3"/><text:span text:style-name="T3">тор, копируя из ручных </text:span><text:span text:style-name="T3">тестов или используя </text:span><text:span text:style-name="T3">архиваные тесты) 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measurelines" svg:width="5.1cm" svg:height="3.2cm" svg:x="36.7cm" svg:y="14.8cm">
          <text:p text:style-name="P4"><text:span text:style-name="T1">Очистка папки с зада</text:span><text:span text:style-name="T1"/><text:span text:style-name="T1">чей</text:span></text:p>
          <text:p text:style-name="P4"><text:span text:style-name="T3">Чистит папку с задачей </text:span><text:span text:style-name="T3">с помощью вызова ме</text:span><text:span text:style-name="T3"/><text:span text:style-name="T3">тода очистки у других </text:span><text:span text:style-name="T3">подсистем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controls" svg:x1="26.9cm" svg:y1="31.6cm" svg:x2="30.9cm" svg:y2="29.5cm" draw:start-shape="id6" draw:start-glue-point="0" draw:end-shape="id7" draw:end-glue-point="2" svg:d="M26900 31600v-1050h4000v-1050" svg:viewBox="0 0 4001 2101">
          <text:p/>
        </draw:connector>
        <draw:connector draw:style-name="gr8" draw:text-style-name="P8" draw:layer="controls" svg:x1="30.25cm" svg:y1="36.6cm" svg:x2="30.9cm" svg:y2="29.5cm" draw:start-shape="id8" draw:start-glue-point="0" draw:end-shape="id7" draw:end-glue-point="2" svg:d="M30250 36600v-3550h650v-3550" svg:viewBox="0 0 651 7101">
          <text:p/>
        </draw:connector>
        <draw:custom-shape draw:style-name="gr16" draw:text-style-name="P1" draw:layer="measurelines" svg:width="18.6cm" svg:height="10.2cm" svg:x="31cm" svg:y="41.5cm">
          <text:p text:style-name="P1"><text:span text:style-name="T1">Парсеры тексовых форматов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xml:id="id9" draw:id="id9" draw:layer="measurelines" svg:width="4.7cm" svg:height="2.5cm" svg:x="41.1cm" svg:y="47.1cm">
          <text:p text:style-name="P4"><text:span text:style-name="T1">Парсер конфигураци</text:span><text:span text:style-name="T1"/><text:span text:style-name="T1">онных файлов</text:span></text:p>
          <text:p text:style-name="P4"><text:span text:style-name="T3">В config.md подробно </text:span><text:span text:style-name="T3">описан их формат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xml:id="id10" draw:id="id10" draw:layer="measurelines" svg:width="5cm" svg:height="3.1cm" svg:x="44.3cm" svg:y="42.5cm">
          <text:p text:style-name="P4"><text:span text:style-name="T1">Парсер конфигурационных файлов стресс-тестов</text:span></text:p>
          <text:p text:style-name="P4"><text:span text:style-name="T3">Слегка измененный формат для поддержки случайных чисел в диапа</text:span><text:span text:style-name="T3"/><text:span text:style-name="T3">зоне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measurelines" svg:x1="43.45cm" svg:y1="47.1cm" svg:x2="46.8cm" svg:y2="45.6cm" draw:start-shape="id9" draw:start-glue-point="0" draw:end-shape="id10" svg:d="M43450 47100v-750h3350v-750" svg:viewBox="0 0 3351 1501">
          <text:p/>
        </draw:connector>
        <draw:custom-shape draw:style-name="gr11" draw:text-style-name="P5" xml:id="id11" draw:id="id11" draw:layer="measurelines" svg:width="5.1cm" svg:height="3.2cm" svg:x="34.2cm" svg:y="47.6cm">
          <text:p text:style-name="P4"><text:span text:style-name="T1">База парсера файла с </text:span><text:span text:style-name="T1">тестами</text:span></text:p>
          <text:p text:style-name="P4"><text:span text:style-name="T3">Реализует формат как </text:span><text:span text:style-name="T3">в test-spec.md. Служит </text:span><text:span text:style-name="T3">для тестов чекера, ва</text:span><text:span text:style-name="T3"/><text:span text:style-name="T3">лидатора, а также руч</text:span><text:span text:style-name="T3"/><text:span text:style-name="T3">ных тестов</text:span></text:p>
          <draw:enhanced-geometry svg:viewBox="0 0 21600 21600" draw:type="rectangle" draw:enhanced-path="M 0 0 L 21600 0 21600 21600 0 21600 0 0 Z N"/>
        </draw:custom-shape>
        <draw:custom-shape draw:style-name="gr19" draw:text-style-name="P5" xml:id="id14" draw:id="id14" draw:layer="measurelines" svg:width="3.4cm" svg:height="1.8cm" svg:x="31.4cm" svg:y="42.8cm">
          <text:p text:style-name="P4"><text:span text:style-name="T1">Парсер тестов чекера</text:span></text:p>
          <text:p text:style-name="P4"><text:span text:style-name="T3"/></text:p>
          <draw:enhanced-geometry svg:viewBox="0 0 21600 21600" draw:type="rectangle" draw:enhanced-path="M 0 0 L 21600 0 21600 21600 0 21600 0 0 Z N"/>
        </draw:custom-shape>
        <draw:custom-shape draw:style-name="gr20" draw:text-style-name="P5" xml:id="id12" draw:id="id12" draw:layer="measurelines" svg:width="3.1cm" svg:height="2cm" svg:x="39.7cm" svg:y="42.6cm">
          <text:p text:style-name="P4"><text:span text:style-name="T1">Парсер ручных тестов</text:span></text:p>
          <draw:enhanced-geometry svg:viewBox="0 0 21600 21600" draw:type="rectangle" draw:enhanced-path="M 0 0 L 21600 0 21600 21600 0 21600 0 0 Z N"/>
        </draw:custom-shape>
        <draw:custom-shape draw:style-name="gr21" draw:text-style-name="P5" xml:id="id13" draw:id="id13" draw:layer="measurelines" svg:width="3.3cm" svg:height="1.6cm" svg:x="35.4cm" svg:y="43cm">
          <text:p text:style-name="P4"><text:span text:style-name="T1">Парсер тестов вали</text:span><text:span text:style-name="T1"/><text:span text:style-name="T1">датора</text:span></text:p>
          <text:p text:style-name="P4"><text:span text:style-name="T3"/></text:p>
          <draw:enhanced-geometry svg:viewBox="0 0 21600 21600" draw:type="rectangle" draw:enhanced-path="M 0 0 L 21600 0 21600 21600 0 21600 0 0 Z N"/>
        </draw:custom-shape>
        <draw:connector draw:style-name="gr8" draw:text-style-name="P8" draw:layer="measurelines" svg:x1="36.75cm" svg:y1="47.6cm" svg:x2="41.25cm" svg:y2="44.6cm" draw:start-shape="id11" draw:start-glue-point="0" draw:end-shape="id12" draw:end-glue-point="2" svg:d="M36750 47600v-1500h4500v-1500" svg:viewBox="0 0 4501 3001">
          <text:p/>
        </draw:connector>
        <draw:connector draw:style-name="gr8" draw:text-style-name="P8" draw:layer="measurelines" svg:x1="36.75cm" svg:y1="47.6cm" svg:x2="37.05cm" svg:y2="44.6cm" draw:start-shape="id11" draw:start-glue-point="0" draw:end-shape="id13" draw:end-glue-point="2" svg:d="M36750 47600v-1500h300v-1500" svg:viewBox="0 0 301 3001">
          <text:p/>
        </draw:connector>
        <draw:connector draw:style-name="gr8" draw:text-style-name="P8" draw:layer="measurelines" svg:x1="36.75cm" svg:y1="47.6cm" svg:x2="33.1cm" svg:y2="44.6cm" draw:start-shape="id11" draw:start-glue-point="0" draw:end-shape="id14" draw:end-glue-point="2" svg:d="M36750 47600v-1500h-3650v-1500" svg:viewBox="0 0 3651 3001">
          <text:p/>
        </draw:connector>
        <draw:connector draw:style-name="gr8" draw:text-style-name="P8" draw:layer="measurelines" draw:line-skew="-2.65cm" svg:x1="43.45cm" svg:y1="47.1cm" svg:x2="50.05cm" svg:y2="40.6cm" draw:start-shape="id9" draw:start-glue-point="0" draw:end-shape="id15" draw:end-glue-point="2" svg:d="M43450 47100v-5900h6600v-600" svg:viewBox="0 0 6601 6501">
          <text:p/>
        </draw:connector>
        <draw:custom-shape draw:style-name="gr11" draw:text-style-name="P5" xml:id="id15" draw:id="id15" draw:layer="measurelines" svg:width="5.1cm" svg:height="3.2cm" svg:x="47.5cm" svg:y="37.4cm">
          <text:p text:style-name="P4"><text:span text:style-name="T1">Контроллер главного конфигурационного файла</text:span></text:p>
          <text:p text:style-name="P4"><text:span text:style-name="T3">API для работы с главным конфигурационным файлом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measurelines" svg:x1="41.25cm" svg:y1="42.6cm" svg:x2="43.35cm" svg:y2="29.9cm" draw:start-shape="id12" draw:start-glue-point="0" draw:end-shape="id5" svg:d="M41250 42600v-6350h2100v-6350" svg:viewBox="0 0 2101 12701">
          <text:p/>
        </draw:connector>
        <draw:connector draw:style-name="gr8" draw:text-style-name="P8" draw:layer="measurelines" svg:x1="47.5cm" svg:y1="39cm" svg:x2="42cm" svg:y2="32.9cm" draw:start-shape="id15" draw:start-glue-point="3" draw:end-shape="id4" draw:end-glue-point="1" svg:d="M47500 39000h-2750v-6100h-2750" svg:viewBox="0 0 5501 6101">
          <text:p/>
        </draw:connector>
        <draw:connector draw:style-name="gr8" draw:text-style-name="P8" draw:layer="measurelines" svg:x1="50.05cm" svg:y1="37.4cm" svg:x2="43.35cm" svg:y2="29.9cm" draw:start-shape="id15" draw:start-glue-point="0" draw:end-shape="id5" draw:end-glue-point="2" svg:d="M50050 37400v-3750h-6700v-3750" svg:viewBox="0 0 6701 7501">
          <text:p/>
        </draw:connector>
        <draw:connector draw:style-name="gr8" draw:text-style-name="P8" draw:layer="measurelines" draw:line-skew="0.7cm" svg:x1="41.25cm" svg:y1="42.6cm" svg:x2="26.9cm" svg:y2="35.4cm" draw:start-shape="id12" draw:start-glue-point="0" draw:end-shape="id6" svg:d="M41250 42600v-2900h-14350v-4300" svg:viewBox="0 0 14351 7201">
          <text:p/>
        </draw:connector>
        <draw:custom-shape draw:style-name="gr11" draw:text-style-name="P5" draw:layer="measurelines" svg:width="5.1cm" svg:height="3.2cm" svg:x="43.4cm" svg:y="14.8cm">
          <text:p text:style-name="P4"><text:span text:style-name="T1">Создание папки с задачей</text:span></text:p>
          <text:p text:style-name="P4"><text:span text:style-name="T3">Создает папку с задачей с помощью вызова метода </text:span><text:span text:style-name="T3">очистки у других подсистем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16" draw:id="id16" draw:layer="measurelines" svg:width="5.1cm" svg:height="3.2cm" svg:x="52.9cm" svg:y="32.5cm">
          <text:p text:style-name="P4"><text:span text:style-name="T1">Обновление constraints.hpp</text:span></text:p>
          <text:p text:style-name="P4"><text:span text:style-name="T3">Обновление заголовочного </text:span><text:span text:style-name="T3">файла с ограничениями при </text:span><text:span text:style-name="T3">изменении констант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measurelines" svg:x1="50.05cm" svg:y1="37.4cm" svg:x2="55.45cm" svg:y2="35.7cm" draw:start-shape="id15" draw:start-glue-point="0" draw:end-shape="id16" draw:end-glue-point="2" svg:d="M50050 37400v-850h5400v-850" svg:viewBox="0 0 5401 1701">
          <text:p/>
        </draw:connector>
        <draw:custom-shape draw:style-name="gr22" draw:text-style-name="P9" xml:id="id2" draw:id="id2" draw:layer="layout" svg:width="5.7cm" svg:height="3.2cm" svg:x="53.6cm" svg:y="38.9cm">
          <text:p text:style-name="P4"><text:span text:style-name="T4">Подсистема компи</text:span><text:span text:style-name="T4"/><text:span text:style-name="T4">ляции программ</text:span></text:p>
          <text:p text:style-name="P4"><text:span text:style-name="T5">Должна поддерживать </text:span><text:span text:style-name="T5">(в порядке приоритета): </text:span><text:span text:style-name="T5">C++, C, Pascal/Delphi, </text:span><text:span text:style-name="T5">Python, Java.</text:span></text:p>
          <draw:enhanced-geometry svg:viewBox="0 0 21600 21600" draw:type="rectangle" draw:enhanced-path="M 0 0 L 21600 0 21600 21600 0 21600 0 0 Z N"/>
        </draw:custom-shape>
        <draw:custom-shape draw:style-name="gr23" draw:text-style-name="P5" xml:id="id3" draw:id="id3" draw:layer="layout" svg:width="6.3cm" svg:height="3.9cm" svg:x="59.6cm" svg:y="38.2cm">
          <text:p text:style-name="P4"><text:span text:style-name="T1">Подсистема запуска </text:span><text:span text:style-name="T1">решений</text:span></text:p>
          <text:p text:style-name="P4"><text:span text:style-name="T3">Более высокоуровневая </text:span><text:span text:style-name="T3">часть подсистемы за</text:span><text:span text:style-name="T3"/><text:span text:style-name="T3">пуска, служит для опре</text:span><text:span text:style-name="T3"/><text:span text:style-name="T3">деления типа файла </text:span><text:span text:style-name="T3">(.class у java, .py у python, </text:span><text:span text:style-name="T3">исполняемые у c+</text:span><text:span text:style-name="T3">+/pascal) и запуска нуж</text:span><text:span text:style-name="T3"/><text:span text:style-name="T3">ного интерпретатора)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17" draw:id="id17" draw:layer="layout" svg:width="5.1cm" svg:height="3.2cm" svg:x="47.3cm" svg:y="29.3cm">
          <text:p text:style-name="P4"><text:span text:style-name="T1">База контроллера списков</text:span></text:p>
          <text:p text:style-name="P4"><text:span text:style-name="T3">Базовый класс для списков генераторов, чекеров и так далее </text:span></text:p>
          <draw:enhanced-geometry svg:viewBox="0 0 21600 21600" draw:type="rectangle" draw:enhanced-path="M 0 0 L 21600 0 21600 21600 0 21600 0 0 Z N"/>
        </draw:custom-shape>
        <draw:connector draw:style-name="gr24" draw:text-style-name="P10" draw:layer="layout" draw:line-skew="-3.05cm" svg:x1="43.45cm" svg:y1="47.1cm" svg:x2="49.85cm" svg:y2="32.5cm" draw:start-shape="id9" draw:start-glue-point="0" draw:end-shape="id17" svg:d="M43450 47100v-10350h6400v-4250" svg:viewBox="0 0 6401 14601">
          <text:p/>
        </draw:connector>
        <draw:custom-shape draw:style-name="gr11" draw:text-style-name="P5" xml:id="id18" draw:id="id18" draw:layer="measurelines" svg:width="5.1cm" svg:height="3.2cm" svg:x="50.7cm" svg:y="23.6cm">
          <text:p text:style-name="P4"><text:span text:style-name="T1">Подсистема генерато</text:span><text:span text:style-name="T1"/><text:span text:style-name="T1">ров</text:span></text:p>
          <text:p text:style-name="P4"><text:span text:style-name="T3">Включает инструмен</text:span><text:span text:style-name="T3"/><text:span text:style-name="T3">ты для работы с гене</text:span><text:span text:style-name="T3"/><text:span text:style-name="T3">раторами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measurelines" svg:x1="49.85cm" svg:y1="29.3cm" svg:x2="53.25cm" svg:y2="26.8cm" draw:start-shape="id17" draw:start-glue-point="0" draw:end-shape="id18" draw:end-glue-point="2" svg:d="M49850 29300v-1250h3400v-1250" svg:viewBox="0 0 3401 2501">
          <text:p/>
        </draw:connector>
        <draw:custom-shape draw:style-name="gr11" draw:text-style-name="P5" xml:id="id19" draw:id="id19" draw:layer="measurelines" svg:width="5.1cm" svg:height="3.2cm" svg:x="18.1cm" svg:y="39.1cm">
          <text:p text:style-name="P4"><text:span text:style-name="T1">Подсистема валида</text:span><text:span text:style-name="T1"/><text:span text:style-name="T1">торов</text:span></text:p>
          <text:p text:style-name="P4"><text:span text:style-name="T3">Управление валидато</text:span><text:span text:style-name="T3"/><text:span text:style-name="T3">ром, запуск его тестов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measurelines" svg:x1="37.05cm" svg:y1="43cm" svg:x2="23.2cm" svg:y2="40.7cm" draw:start-shape="id13" draw:start-glue-point="0" draw:end-shape="id19" svg:d="M37050 43000v-2300h-13850" svg:viewBox="0 0 13851 2301">
          <text:p/>
        </draw:connector>
        <draw:custom-shape draw:style-name="gr11" draw:text-style-name="P5" xml:id="id20" draw:id="id20" draw:layer="measurelines" svg:width="5.1cm" svg:height="3.2cm" svg:x="23.9cm" svg:y="41.3cm">
          <text:p text:style-name="P4"><text:span text:style-name="T1">Подсистема чекеров</text:span></text:p>
          <text:p text:style-name="P4"><text:span text:style-name="T3">Управление чекером, за</text:span><text:span text:style-name="T3"/><text:span text:style-name="T3">пуск его тестов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measurelines" draw:line-skew="-0.1cm" svg:x1="31.4cm" svg:y1="43.7cm" svg:x2="29cm" svg:y2="42.9cm" draw:start-shape="id14" draw:start-glue-point="3" draw:end-shape="id20" draw:end-glue-point="1" svg:d="M31400 43700h-1300v-800h-1100" svg:viewBox="0 0 2401 801">
          <text:p/>
        </draw:connector>
        <draw:connector draw:style-name="gr8" draw:text-style-name="P8" draw:layer="measurelines" svg:x1="20.65cm" svg:y1="39.1cm" svg:x2="24.3cm" svg:y2="33.5cm" draw:start-shape="id19" draw:start-glue-point="0" draw:end-shape="id6" draw:end-glue-point="3" svg:d="M20650 39100v-5600h3650" svg:viewBox="0 0 3651 5601">
          <text:p/>
        </draw:connector>
        <draw:connector draw:style-name="gr8" draw:text-style-name="P8" draw:layer="measurelines" svg:x1="26.45cm" svg:y1="41.3cm" svg:x2="24.3cm" svg:y2="33.5cm" draw:start-shape="id20" draw:start-glue-point="0" draw:end-shape="id6" draw:end-glue-point="3" svg:d="M26450 41300v-2950h-2675v-4850h525" svg:viewBox="0 0 2676 7801">
          <text:p/>
        </draw:connector>
        <draw:custom-shape draw:style-name="gr11" draw:text-style-name="P5" xml:id="id21" draw:id="id21" draw:layer="measurelines" svg:width="5.1cm" svg:height="3.2cm" svg:x="37.4cm" svg:y="18.6cm">
          <text:p text:style-name="P4"><text:span text:style-name="T1">Подсистема решений</text:span></text:p>
          <text:p text:style-name="P4"><text:span text:style-name="T3">Включает инструменты </text:span><text:span text:style-name="T3">для работы с решениями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measurelines" svg:x1="37.4cm" svg:y1="20.2cm" svg:x2="24.3cm" svg:y2="33.5cm" draw:start-shape="id21" draw:start-glue-point="3" draw:end-shape="id6" draw:end-glue-point="3" svg:d="M37400 20200h-13625v13300h525" svg:viewBox="0 0 13626 13301">
          <text:p/>
        </draw:connector>
        <draw:connector draw:style-name="gr8" draw:text-style-name="P8" draw:layer="measurelines" svg:x1="46.8cm" svg:y1="42.5cm" svg:x2="37.45cm" svg:y2="39.2cm" draw:start-shape="id10" draw:start-glue-point="0" draw:end-shape="id22" svg:d="M46800 42500v-1650h-9350v-1650" svg:viewBox="0 0 9351 3301">
          <text:p/>
        </draw:connector>
        <draw:custom-shape draw:style-name="gr25" draw:text-style-name="P5" xml:id="id22" draw:id="id22" draw:layer="measurelines" svg:width="5.1cm" svg:height="2.4cm" svg:x="34.9cm" svg:y="36.8cm">
          <text:p text:style-name="P4"><text:span text:style-name="T1">Подсистема </text:span><text:span text:style-name="T1">стресс-тестиро</text:span><text:span text:style-name="T1"/><text:span text:style-name="T1">вания</text:span></text:p>
          <text:p text:style-name="P4"><text:span text:style-name="T3">Запуск стресс-те</text:span><text:span text:style-name="T3"/><text:span text:style-name="T3">стов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measurelines" draw:line-skew="1.4cm" svg:x1="34.9cm" svg:y1="38cm" svg:x2="29.5cm" svg:y2="33.5cm" draw:start-shape="id22" draw:start-glue-point="3" draw:end-shape="id6" draw:end-glue-point="1" svg:d="M34900 38000h-1300v-4500h-4100" svg:viewBox="0 0 5401 4501">
          <text:p/>
        </draw:connector>
        <draw:connector draw:style-name="gr8" draw:text-style-name="P8" draw:layer="measurelines" svg:x1="49.85cm" svg:y1="29.3cm" svg:x2="42.5cm" svg:y2="20.2cm" draw:start-shape="id17" draw:start-glue-point="0" draw:end-shape="id21" draw:end-glue-point="1" svg:d="M49850 29300v-9100h-7350" svg:viewBox="0 0 7351 9101">
          <text:p/>
        </draw:connector>
        <draw:custom-shape draw:style-name="gr25" draw:text-style-name="P5" xml:id="id23" draw:id="id23" draw:layer="measurelines" svg:width="5.1cm" svg:height="2.4cm" svg:x="34.5cm" svg:y="23cm">
          <text:p text:style-name="P4"><text:span text:style-name="T1">Подсистема тестсетов</text:span></text:p>
          <text:p text:style-name="P4"><text:span text:style-name="T3">Служит для управления </text:span><text:span text:style-name="T3">тестсетами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measurelines" svg:x1="49.85cm" svg:y1="29.3cm" svg:x2="39.6cm" svg:y2="24.2cm" draw:start-shape="id17" draw:start-glue-point="0" draw:end-shape="id23" draw:end-glue-point="1" svg:d="M49850 29300v-5100h-10250" svg:viewBox="0 0 10251 5101">
          <text:p/>
        </draw:connector>
        <draw:custom-shape draw:style-name="gr26" draw:text-style-name="P5" xml:id="id24" draw:id="id24" draw:layer="measurelines" svg:width="2.8cm" svg:height="3.7cm" svg:x="24.1cm" svg:y="26.2cm">
          <text:p text:style-name="P4"><text:span text:style-name="T1">Подсистема генерации</text:span></text:p>
          <text:p text:style-name="P4"><text:span text:style-name="T3">Служит для управления </text:span><text:span text:style-name="T3">генерациией тестов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measurelines" svg:x1="34.5cm" svg:y1="24.2cm" svg:x2="25.5cm" svg:y2="26.2cm" draw:start-shape="id23" draw:start-glue-point="3" draw:end-shape="id24" draw:end-glue-point="0" svg:d="M34500 24200h-9000v2000" svg:viewBox="0 0 9001 2001">
          <text:p/>
        </draw:connector>
        <draw:connector draw:style-name="gr8" draw:text-style-name="P8" draw:layer="measurelines" svg:x1="27.9cm" svg:y1="27.65cm" svg:x2="26.9cm" svg:y2="28.05cm" draw:start-shape="id7" draw:start-glue-point="3" draw:end-shape="id24" draw:end-glue-point="1" svg:d="M27900 27650h-500v400h-500" svg:viewBox="0 0 1001 401">
          <text:p/>
        </draw:connector>
        <draw:custom-shape draw:style-name="gr25" draw:text-style-name="P5" xml:id="id25" draw:id="id25" draw:layer="measurelines" svg:width="5.1cm" svg:height="2.4cm" svg:x="35.5cm" svg:y="26.8cm">
          <text:p text:style-name="P4"><text:span text:style-name="T1">Подсистема условий </text:span><text:span text:style-name="T1">задач</text:span></text:p>
          <text:p text:style-name="P4"><text:span text:style-name="T3">Управляет условиями </text:span><text:span text:style-name="T3">задач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measurelines" svg:x1="43.35cm" svg:y1="26.7cm" svg:x2="38.05cm" svg:y2="26.8cm" draw:start-shape="id5" draw:start-glue-point="0" draw:end-shape="id25" svg:d="M43350 26700v-525h-5300v625" svg:viewBox="0 0 5301 626">
          <text:p/>
        </draw:connector>
        <draw:custom-shape draw:style-name="gr27" draw:text-style-name="P5" draw:layer="measurelines" svg:width="5.3cm" svg:height="2.7cm" svg:x="30.3cm" svg:y="15.4cm">
          <text:p text:style-name="P4"><text:span text:style-name="T1">К</text:span><text:span text:style-name="T1">он</text:span><text:span text:style-name="T1">тр</text:span><text:span text:style-name="T1">ол</text:span><text:span text:style-name="T1">ле</text:span><text:span text:style-name="T1">р </text:span><text:span text:style-name="T1">сб</text:span><text:span text:style-name="T1">ор</text:span><text:span text:style-name="T1">ки</text:span></text:p>
          <text:p text:style-name="P4"><text:span text:style-name="T3">В</text:span><text:span text:style-name="T3">ы</text:span><text:span text:style-name="T3">по</text:span><text:span text:style-name="T3">лн</text:span><text:span text:style-name="T3">яе</text:span><text:span text:style-name="T3">т </text:span><text:span text:style-name="T3">по</text:span><text:span text:style-name="T3">лн</text:span><text:span text:style-name="T3">у</text:span><text:span text:style-name="T3">ю </text:span><text:span text:style-name="T3">сб</text:span><text:span text:style-name="T3">ор</text:span><text:span text:style-name="T3">ку </text:span><text:span text:style-name="T3">за</text:span><text:span text:style-name="T3">да</text:span><text:span text:style-name="T3">чи</text:span><text:span text:style-name="T3">, </text:span><text:span text:style-name="T3">ис</text:span><text:span text:style-name="T3">хо</text:span><text:span text:style-name="T3">дя </text:span><text:span text:style-name="T3">из </text:span><text:span text:style-name="T3">м</text:span><text:span text:style-name="T3">е</text:span><text:span text:style-name="T3">т</text:span><text:span text:style-name="T3">од</text:span><text:span text:style-name="T3">а </text:span><text:span text:style-name="T3">сб</text:span><text:span text:style-name="T3">ор</text:span><text:span text:style-name="T3">ки </text:span><text:span text:style-name="T3">у </text:span><text:span text:style-name="T3">др</text:span><text:span text:style-name="T3">уг</text:span><text:span text:style-name="T3">их </text:span><text:span text:style-name="T3">по</text:span><text:span text:style-name="T3">дс</text:span><text:span text:style-name="T3">ис</text:span><text:span text:style-name="T3">т</text:span><text:span text:style-name="T3">е</text:span><text:span text:style-name="T3">м</text:span></text:p>
          <draw:enhanced-geometry svg:viewBox="0 0 21600 21600" draw:type="rectangle" draw:enhanced-path="M 0 0 L 21600 0 21600 21600 0 21600 0 0 Z N"/>
        </draw:custom-shape>
        <draw:custom-shape draw:style-name="gr27" draw:text-style-name="P5" draw:layer="measurelines" svg:width="5.3cm" svg:height="2.7cm" svg:x="23.1cm" svg:y="15.5cm">
          <text:p text:style-name="P4"><text:span text:style-name="T1">Модуль </text:span><text:span text:style-name="T1">экспорта</text:span></text:p>
          <text:p text:style-name="P4"><text:span text:style-name="T3">Экспорт за</text:span><text:span text:style-name="T3"/><text:span text:style-name="T3">дачи в </text:span><text:span text:style-name="T3">другие </text:span><text:span text:style-name="T3">форматы</text:span></text:p>
          <draw:enhanced-geometry svg:viewBox="0 0 21600 21600" draw:type="rectangle" draw:enhanced-path="M 0 0 L 21600 0 21600 21600 0 21600 0 0 Z N"/>
        </draw:custom-shape>
        <draw:custom-shape draw:style-name="gr28" draw:text-style-name="P5" draw:layer="measurelines" svg:width="24cm" svg:height="1.4cm" svg:x="26.9cm" svg:y="12.6cm">
          <text:p text:style-name="P4"><text:span text:style-name="T1">Front-end </text:span><text:span text:style-name="T1">в виде </text:span><text:span text:style-name="T1">библиоте</text:span><text:span text:style-name="T1"/><text:span text:style-name="T1">ки</text:span></text:p>
          <text:p text:style-name="P4"><text:span text:style-name="T3">Для удоб</text:span><text:span text:style-name="T3"/><text:span text:style-name="T3">ной </text:span><text:span text:style-name="T3">возможно</text:span><text:span text:style-name="T3"/><text:span text:style-name="T3">сти вызова </text:span><text:span text:style-name="T3">функций из </text:span><text:span text:style-name="T3">других </text:span><text:span text:style-name="T3">программ/</text:span><text:span text:style-name="T3">GUI</text:span></text:p>
          <draw:enhanced-geometry svg:viewBox="0 0 21600 21600" draw:type="rectangle" draw:enhanced-path="M 0 0 L 21600 0 21600 21600 0 21600 0 0 Z N"/>
        </draw:custom-shape>
        <draw:custom-shape draw:style-name="gr28" draw:text-style-name="P5" draw:layer="measurelines" svg:width="24cm" svg:height="1.4cm" svg:x="26.9cm" svg:y="10.5cm">
          <text:p text:style-name="P4"><text:span text:style-name="T1">Консольный front-end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Ubuntu1" svg:font-family="Ubuntu" style:font-adornments="Обычный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" draw:style="linear" draw:start-color="#f8f3f3" draw:end-color="#f2e6e6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80" draw:marker-start-width="0.28cm" draw:marker-start-center="false" draw:marker-end-width="0.28cm" draw:marker-end-center="false" draw:fill="gradient" draw:fill-color="#729fcf" draw:fill-gradient-name="gradient" draw:gradient-step-count="0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buntu1" fo:font-family="Ubuntu" style:font-style-name="Обычный" style:font-pitch="variable" fo:font-size="11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8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Красный" style:family="graphic" style:parent-style-name="standard">
      <style:graphic-properties svg:stroke-color="#990000" draw:fill="gradient" draw:fill-gradient-name="gradient" draw:gradient-step-count="64" draw:textarea-horizontal-align="justify" draw:textarea-vertical-align="bottom" draw:auto-grow-height="false" fo:min-height="10.75cm" fo:min-width="13.5cm"/>
      <style:paragraph-properties fo:text-align="center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9T18:26:40.166456811</meta:creation-date>
    <dc:date>2018-04-09T21:00:26.542532224</dc:date>
    <meta:editing-duration>PT2H46S</meta:editing-duration>
    <meta:editing-cycles>53</meta:editing-cycles>
    <meta:generator>LibreOffice/6.0.2.1.0$Linux_X86_64 LibreOffice_project/00m0$Build-1</meta:generator>
    <meta:document-statistic meta:object-count="70"/>
  </office:meta>
</office:document-meta>
</file>